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rsid="00029228" officeooo:paragraph-rsid="00029228"/>
    </style:style>
    <style:style style:name="P3" style:family="paragraph" style:parent-style-name="Standard" style:list-style-name="L1">
      <style:text-properties fo:color="#000000" officeooo:rsid="00086fcd" officeooo:paragraph-rsid="000cda0f"/>
    </style:style>
    <style:style style:name="P4" style:family="paragraph" style:parent-style-name="Standard" style:list-style-name="L1">
      <style:text-properties fo:color="#000000" officeooo:rsid="0009cdf7" officeooo:paragraph-rsid="0009cdf7"/>
    </style:style>
    <style:style style:name="P5" style:family="paragraph" style:parent-style-name="Standard" style:list-style-name="L1">
      <style:text-properties fo:color="#000000" officeooo:rsid="000b42ed" officeooo:paragraph-rsid="000d626b"/>
    </style:style>
    <style:style style:name="P6" style:family="paragraph" style:parent-style-name="Standard" style:list-style-name="L1">
      <style:text-properties officeooo:rsid="0005b1d9" officeooo:paragraph-rsid="00083e33"/>
    </style:style>
    <style:style style:name="P7" style:family="paragraph" style:parent-style-name="Standard" style:list-style-name="L1">
      <style:text-properties officeooo:rsid="0005b1d9" officeooo:paragraph-rsid="0005b1d9"/>
    </style:style>
    <style:style style:name="T1" style:family="text">
      <style:text-properties officeooo:rsid="0004467c"/>
    </style:style>
    <style:style style:name="T2" style:family="text">
      <style:text-properties fo:color="#00864b" officeooo:rsid="0004467c"/>
    </style:style>
    <style:style style:name="T3" style:family="text">
      <style:text-properties fo:color="#00864b" officeooo:rsid="00045751"/>
    </style:style>
    <style:style style:name="T4" style:family="text">
      <style:text-properties officeooo:rsid="00045751"/>
    </style:style>
    <style:style style:name="T5" style:family="text">
      <style:text-properties officeooo:rsid="000cda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s:</text:p>
      <text:p text:style-name="P1"/>
      <text:list xml:id="list1610123041" text:style-name="L1">
        <text:list-item>
          <text:p text:style-name="P2">Mejorar y centrar el formulario →<text:span text:style-name="T1"> </text:span><text:span text:style-name="T2">Hecho</text:span></text:p>
        </text:list-item>
        <text:list-item>
          <text:p text:style-name="P2">JS para Contenido →<text:span text:style-name="T4"> </text:span><text:span text:style-name="T3">Hecho(No era necesario JS)</text:span></text:p>
        </text:list-item>
        <text:list-item>
          <text:p text:style-name="P3"><text:span text:style-name="T4">C</text:span>ambiar Titles → <text:span text:style-name="T2">Hecho</text:span></text:p>
        </text:list-item>
        <text:list-item>
          <text:p text:style-name="P4">Cambiar fuente formulario →</text:p>
        </text:list-item>
        <text:list-item>
          <text:p text:style-name="P5">Cambiar color casillas formularios → <text:span text:style-name="T2">Hecho</text:span></text:p>
        </text:list-item>
        <text:list-item>
          <text:p text:style-name="P2">Acotar las imagenes de las entradas →<text:span text:style-name="T4"> ?</text:span></text:p>
        </text:list-item>
        <text:list-item>
          <text:p text:style-name="P6">Contenido:Menu desplegable --&gt;</text:p>
        </text:list-item>
        <text:list-item>
          <text:p text:style-name="P2">Carrusel --<text:span text:style-name="T4">&gt;</text:span></text:p>
        </text:list-item>
        <text:list-item>
          <text:p text:style-name="P2">Selector varias paginas →</text:p>
          <text:p text:style-name="P7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1:00:36.821135811</meta:creation-date>
    <dc:date>2020-09-23T21:33:00.333867479</dc:date>
    <meta:editing-duration>PT2H11M4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0" meta:character-count="300" meta:non-whitespace-character-count="263"/>
  </office:meta>
</office:document-meta>
</file>